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BRERA PILCO, JUL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85586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BRERA PILCO, JUL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8558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ENTENO FLORES, MILAGRO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73461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3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6:24:2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